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de" fo:country="DE" officeooo:paragraph-rsid="0016cbc7"/>
    </style:style>
    <style:style style:name="P2" style:family="paragraph" style:parent-style-name="Standard" style:list-style-name="L1">
      <style:text-properties fo:language="de" fo:country="DE" officeooo:rsid="0016cbc7" officeooo:paragraph-rsid="0016cbc7"/>
    </style:style>
    <style:style style:name="P3" style:family="paragraph" style:parent-style-name="Standard">
      <style:text-properties fo:language="de" fo:country="DE" officeooo:rsid="0016cbc7" officeooo:paragraph-rsid="0016cbc7"/>
    </style:style>
    <style:style style:name="P4" style:family="paragraph" style:parent-style-name="Standard">
      <style:text-properties fo:language="de" fo:country="DE" officeooo:paragraph-rsid="0016cbc7" fo:background-color="#ffff00"/>
    </style:style>
    <style:style style:name="P5" style:family="paragraph" style:parent-style-name="Standard">
      <style:text-properties fo:language="de" fo:country="DE" fo:font-weight="bold" officeooo:rsid="0016cbc7" officeooo:paragraph-rsid="0016cbc7" style:font-weight-asian="bold" style:font-weight-complex="bold"/>
    </style:style>
    <style:style style:name="P6" style:family="paragraph" style:parent-style-name="Standard" style:list-style-name="L2">
      <style:text-properties fo:language="de" fo:country="DE" fo:font-weight="bold" officeooo:rsid="0016cbc7" officeooo:paragraph-rsid="0016cbc7" fo:background-color="transparent" style:font-weight-asian="bold" style:font-weight-complex="bold"/>
    </style:style>
    <style:style style:name="P7" style:family="paragraph" style:parent-style-name="Standard" style:list-style-name="L2">
      <style:text-properties fo:language="de" fo:country="DE" fo:font-weight="bold" officeooo:rsid="0016cbc7" officeooo:paragraph-rsid="001739f1" fo:background-color="transparent" style:font-weight-asian="bold" style:font-weight-complex="bold"/>
    </style:style>
    <style:style style:name="P8" style:family="paragraph" style:parent-style-name="Standard">
      <style:text-properties fo:language="de" fo:country="DE" fo:font-weight="normal" officeooo:rsid="0016cbc7" officeooo:paragraph-rsid="0016cbc7" fo:background-color="#ffff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cbc7"/>
    </style:style>
    <style:style style:name="T3" style:family="text">
      <style:text-properties fo:font-weight="normal" officeooo:rsid="001739f1" style:font-weight-asian="normal" style:font-weight-complex="normal"/>
    </style:style>
    <style:style style:name="T4" style:family="text">
      <style:text-properties fo:font-weight="normal" officeooo:rsid="0017bd94" style:font-weight-asian="normal" style:font-weight-complex="normal"/>
    </style:style>
    <style:style style:name="T5" style:family="text">
      <style:text-properties officeooo:rsid="001739f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FGABE 1: Überschriftenhierarchie auf die Gestaltgesetze beziehen</text:span> </text:p>
      <text:p text:style-name="P1"/>
      <text:p text:style-name="P4">Begründe anhand der G<text:span text:style-name="T2">e</text:span>staltgesetze, warum Überschriften einer Hierarchieebene in einem Medienprodukt typografisch immer gleich formatiert sein sollten.</text:p>
      <text:p text:style-name="P1"/>
      <text:list xml:id="list1182899086" text:style-name="L1">
        <text:list-item>
          <text:p text:style-name="P2"><text:span text:style-name="T1">Gesetzt der Gleichheit: </text:span><text:s/>Gibt die Zusammengehörigkeit der Überschriften an</text:p>
        </text:list-item>
        <text:list-item>
          <text:p text:style-name="P2"><text:span text:style-name="T1">Gesetzt der Nähe:</text:span> Elemente liegen nah bei einander und gehören somit zusammen. </text:p>
        </text:list-item>
        <text:list-item>
          <text:p text:style-name="P2"><text:span text:style-name="T1">Gesetzt der Geschlossenheit:</text:span> Laut dem Gesetzt neigen Menschen dazu eine unvollständige Formen zu vervollständigen und sollte unterschiedliche Typografien vorhanden sein führt dies zu einer unklaren visuellen Darstellung.</text:p>
        </text:list-item>
      </text:list>
      <text:p text:style-name="P3"/>
      <text:p text:style-name="P5">AUFGABE 2: Navigationselemente einer Website auf die Gestaltgesetze beziehen</text:p>
      <text:p text:style-name="P5"/>
      <text:p text:style-name="P8">Auf welchem Gestaltgesetz beruht die Gestaltung von Icons zur Navigation in einer Website hauptsächlich?</text:p>
      <text:p text:style-name="P8"/>
      <text:list xml:id="list893543699" text:style-name="L2">
        <text:list-item>
          <text:p text:style-name="P6">Gesetz der Prägnanz: <text:span text:style-name="T3">Text wird durch Icons ersetzt um eine Vereinfachung in der Navigationsleiste zu schaffen. Einzelne Reiter müssen nicht mehr gelesen werden, um zur Gewünschten Seite zu navigieren → Vereinfachung durch Icons wird geschaffen →Icon muss lediglich mit einem Wort in Zusammenhang gebracht werden</text:span></text:p>
        </text:list-item>
        <text:list-item>
          <text:p text:style-name="P7"><text:span text:style-name="T5">Gesetz der Erfahrung:</text:span><text:span text:style-name="T3"> Icons werden mit gewissen Wörtern oder Objekten assoziiert, somit weiß man bei der richtigen Icon-Wahl </text:span><text:span text:style-name="T4">wohin man geführt wird wenn man auf ein gewisses bekanntes Icon klickt.</text:span></text:p>
        </text:list-item>
        <text:list-item>
          <text:p text:style-name="P7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3:19:16.905627506</meta:creation-date>
    <dc:date>2023-09-26T13:38:55.638162881</dc:date>
    <meta:editing-duration>PT7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76" meta:character-count="1284" meta:non-whitespace-character-count="1120"/>
  </office:meta>
</office:document-meta>
</file>